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889in" table:align="left"/>
    </style:style>
    <style:style style:name="Table1.A" style:family="table-column">
      <style:table-column-properties style:column-width="0.6924in"/>
    </style:style>
    <style:style style:name="Table1.B" style:family="table-column">
      <style:table-column-properties style:column-width="1.2965in"/>
    </style:style>
    <style:style style:name="Table1.A1" style:family="table-cell">
      <style:table-cell-properties style:vertical-align="middle" fo:padding="0.0194in" fo:border="none"/>
    </style:style>
    <style:style style:name="Table2" style:family="table">
      <style:table-properties style:width="4.5722in" table:align="left"/>
    </style:style>
    <style:style style:name="Table2.A" style:family="table-column">
      <style:table-column-properties style:column-width="0.8924in"/>
    </style:style>
    <style:style style:name="Table2.B" style:family="table-column">
      <style:table-column-properties style:column-width="3.6799in"/>
    </style:style>
    <style:style style:name="Table2.A1" style:family="table-cell">
      <style:table-cell-properties style:vertical-align="middle" fo:padding="0.0194in" fo:border="none"/>
    </style:style>
    <style:style style:name="Table3" style:family="table">
      <style:table-properties style:width="4.9542in" table:align="left"/>
    </style:style>
    <style:style style:name="Table3.A" style:family="table-column">
      <style:table-column-properties style:column-width="1.2924in"/>
    </style:style>
    <style:style style:name="Table3.B" style:family="table-column">
      <style:table-column-properties style:column-width="3.6618in"/>
    </style:style>
    <style:style style:name="Table3.A1" style:family="table-cell">
      <style:table-cell-properties style:vertical-align="middle" fo:padding="0.0194in" fo:border="none"/>
    </style:style>
    <style:style style:name="Table4" style:family="table">
      <style:table-properties style:width="2.5535in" table:align="left"/>
    </style:style>
    <style:style style:name="Table4.A" style:family="table-column">
      <style:table-column-properties style:column-width="0.5076in"/>
    </style:style>
    <style:style style:name="Table4.B" style:family="table-column">
      <style:table-column-properties style:column-width="2.0458in"/>
    </style:style>
    <style:style style:name="Table4.A1" style:family="table-cell">
      <style:table-cell-properties style:vertical-align="middle" fo:padding="0.0194in" fo:border="none"/>
    </style:style>
    <style:style style:name="Table5" style:family="table">
      <style:table-properties style:width="3.0931in" table:align="left"/>
    </style:style>
    <style:style style:name="Table5.A" style:family="table-column">
      <style:table-column-properties style:column-width="0.9924in"/>
    </style:style>
    <style:style style:name="Table5.B" style:family="table-column">
      <style:table-column-properties style:column-width="2.1007in"/>
    </style:style>
    <style:style style:name="Table5.A1" style:family="table-cell">
      <style:table-cell-properties style:vertical-align="middle" fo:padding="0.0194in" fo:border="none"/>
    </style:style>
    <style:style style:name="Table6" style:family="table">
      <style:table-properties style:width="5.8569in" table:align="left"/>
    </style:style>
    <style:style style:name="Table6.A" style:family="table-column">
      <style:table-column-properties style:column-width="1.0924in"/>
    </style:style>
    <style:style style:name="Table6.B" style:family="table-column">
      <style:table-column-properties style:column-width="4.7646in"/>
    </style:style>
    <style:style style:name="Table6.A1" style:family="table-cell">
      <style:table-cell-properties style:vertical-align="middle" fo:padding="0.0194in" fo:border="none"/>
    </style:style>
    <style:style style:name="Table7" style:family="table">
      <style:table-properties style:width="3.1618in" table:align="left"/>
    </style:style>
    <style:style style:name="Table7.A" style:family="table-column">
      <style:table-column-properties style:column-width="0.9924in"/>
    </style:style>
    <style:style style:name="Table7.B" style:family="table-column">
      <style:table-column-properties style:column-width="2.1694in"/>
    </style:style>
    <style:style style:name="Table7.A1" style:family="table-cell">
      <style:table-cell-properties style:vertical-align="middle" fo:padding="0.0194in" fo:border="none"/>
    </style:style>
    <style:style style:name="Table8" style:family="table">
      <style:table-properties style:width="2.8542in" table:align="left"/>
    </style:style>
    <style:style style:name="Table8.A" style:family="table-column">
      <style:table-column-properties style:column-width="0.6924in"/>
    </style:style>
    <style:style style:name="Table8.B" style:family="table-column">
      <style:table-column-properties style:column-width="2.1618in"/>
    </style:style>
    <style:style style:name="Table8.A1" style:family="table-cell">
      <style:table-cell-properties style:vertical-align="middle" fo:padding="0.0194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ext_20_body" style:list-style-name="L1"/>
    <style:style style:name="P3" style:family="paragraph" style:parent-style-name="Preformatted_20_Text">
      <style:paragraph-properties fo:margin-top="0in" fo:margin-bottom="0.1965in" loext:contextual-spacing="false"/>
    </style:style>
    <style:style style:name="P4" style:family="paragraph" style:parent-style-name="Table_20_Contents">
      <style:paragraph-properties fo:margin-top="0in" fo:margin-bottom="0.1965in" loext:contextual-spacing="false"/>
    </style:style>
    <style:style style:name="P5" style:family="paragraph" style:parent-style-name="Table_20_Heading">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r-1612912"/><text:bookmark text:name="r-1612917"/><text:bookmark text:name="r-1612918"/><text:bookmark text:name="r-1612935"/></text:p>
      <table:table table:name="Table1" table:style-name="Table1">
        <table:table-column table:style-name="Table1.A"/>
        <table:table-column table:style-name="Table1.B"/>
        <table:table-header-rows>
          <table:table-row>
            <table:table-cell table:style-name="Table1.A1" office:value-type="string">
              <text:p text:style-name="P5"><text:bookmark text:name="r-1612914"/><text:bookmark text:name="r-1612913"/>Balise<text:bookmark text:name="r-1612916"/></text:p>
            </table:table-cell>
            <table:table-cell table:style-name="Table1.A1" office:value-type="string">
              <text:p text:style-name="P5"><text:bookmark text:name="r-1612915"/>Description<text:bookmark text:name="r-1612934"/><text:bookmark text:name="r-1612923"/><text:bookmark text:name="r-1612920"/></text:p>
            </table:table-cell>
          </table:table-row>
        </table:table-header-rows>
        <table:table-row>
          <table:table-cell table:style-name="Table1.A1" office:value-type="string">
            <text:p text:style-name="P4"><text:bookmark text:name="r-1612919"/><text:span text:style-name="Source_20_Text">&lt;html&gt;</text:span><text:bookmark text:name="r-1612922"/></text:p>
          </table:table-cell>
          <table:table-cell table:style-name="Table1.A1" office:value-type="string">
            <text:p text:style-name="P4"><text:bookmark text:name="r-1612921"/>Balise principale<text:bookmark text:name="r-1612928"/><text:bookmark text:name="r-1612925"/></text:p>
          </table:table-cell>
        </table:table-row>
        <table:table-row>
          <table:table-cell table:style-name="Table1.A1" office:value-type="string">
            <text:p text:style-name="P4"><text:bookmark text:name="r-1612924"/><text:span text:style-name="Source_20_Text">&lt;head&gt;</text:span><text:bookmark text:name="r-1612927"/></text:p>
          </table:table-cell>
          <table:table-cell table:style-name="Table1.A1" office:value-type="string">
            <text:p text:style-name="P4"><text:bookmark text:name="r-1612926"/>En-tête de la page<text:bookmark text:name="r-1612933"/><text:bookmark text:name="r-1612930"/></text:p>
          </table:table-cell>
        </table:table-row>
        <table:table-row>
          <table:table-cell table:style-name="Table1.A1" office:value-type="string">
            <text:p text:style-name="P4"><text:bookmark text:name="r-1612929"/><text:span text:style-name="Source_20_Text">&lt;body&gt;</text:span><text:bookmark text:name="r-1612932"/></text:p>
          </table:table-cell>
          <table:table-cell table:style-name="Table1.A1" office:value-type="string">
            <text:p text:style-name="P4"><text:bookmark text:name="r-1612931"/>Corps de la page</text:p>
          </table:table-cell>
        </table:table-row>
      </table:table>
      <text:p text:style-name="Text_20_body"><text:bookmark text:name="r-1612936"/>Code minimal d'une page HTML :</text:p>
      <text:p text:style-name="Text_20_body"/>
      <text:p text:style-name="P3"><text:bookmark text:name="r-1612937"/><text:span text:style-name="Source_20_Text">&lt;!DOCTYPE html&gt;</text:span></text:p>
      <text:p text:style-name="P3"><text:bookmark text:name="r-16129371"/><text:span text:style-name="Source_20_Text">&lt;html&gt;</text:span></text:p>
      <text:p text:style-name="P3"><text:bookmark text:name="r-16129372"/><text:span text:style-name="Source_20_Text"><text:s text:c="4"/>&lt;head&gt;</text:span></text:p>
      <text:p text:style-name="P3"><text:bookmark text:name="r-16129373"/><text:span text:style-name="Source_20_Text"><text:s text:c="8"/>&lt;meta charset="utf-8" /&gt;</text:span></text:p>
      <text:p text:style-name="P3"><text:bookmark text:name="r-16129374"/><text:span text:style-name="Source_20_Text"><text:s text:c="8"/>&lt;title&gt;Titre&lt;/title&gt;</text:span></text:p>
      <text:p text:style-name="P3"><text:bookmark text:name="r-16129375"/><text:span text:style-name="Source_20_Text"><text:s text:c="4"/>&lt;/head&gt;</text:span></text:p>
      <text:p text:style-name="P3"><text:bookmark text:name="r-16129376"/></text:p>
      <text:p text:style-name="P3"><text:bookmark text:name="r-16129377"/><text:span text:style-name="Source_20_Text"><text:s text:c="4"/>&lt;body&gt;</text:span></text:p>
      <text:p text:style-name="P3"><text:bookmark text:name="r-16129378"/><text:span text:style-name="Source_20_Text"><text:s text:c="4"/></text:span></text:p>
      <text:p text:style-name="P3"><text:bookmark text:name="r-16129379"/><text:span text:style-name="Source_20_Text"><text:s text:c="4"/>&lt;/body&gt;</text:span></text:p>
      <text:p text:style-name="P3"><text:bookmark text:name="r-161293710"/><text:span text:style-name="Source_20_Text">&lt;/html&gt;</text:span></text:p>
      <text:p text:style-name="P3"><text:span text:style-name="Source_20_Text"/></text:p>
      <text:p text:style-name="P3"><text:span text:style-name="Source_20_Text"/></text:p>
      <text:h text:style-name="Heading_20_4" text:outline-level="4"><text:bookmark text:name="r-1612973"/>Balises d'en-tête</text:h>
      <text:p text:style-name="Text_20_body"><text:bookmark text:name="r-1612939"/>Ces balises sont toutes situées dans l'en-tête de la page web, c'est-à-dire entre<text:span text:style-name="Source_20_Text">&lt;head&gt;</text:span>et<text:span text:style-name="Source_20_Text">&lt;/head&gt;</text:span>:</text:p>
      <text:p text:style-name="Text_20_body"/>
      <text:p text:style-name="P1"><text:bookmark text:name="r-1612972"/><text:bookmark text:name="r-1612945"/><text:bookmark text:name="r-1612944"/></text:p>
      <table:table table:name="Table2" table:style-name="Table2">
        <table:table-column table:style-name="Table2.A"/>
        <table:table-column table:style-name="Table2.B"/>
        <table:table-header-rows>
          <table:table-row>
            <table:table-cell table:style-name="Table2.A1" office:value-type="string">
              <text:p text:style-name="P5"><text:bookmark text:name="r-1612941"/><text:bookmark text:name="r-1612940"/>Balise<text:bookmark text:name="r-1612943"/></text:p>
            </table:table-cell>
            <table:table-cell table:style-name="Table2.A1" office:value-type="string">
              <text:p text:style-name="P5"><text:bookmark text:name="r-1612942"/>Description<text:bookmark text:name="r-1612971"/><text:bookmark text:name="r-1612950"/><text:bookmark text:name="r-1612947"/></text:p>
            </table:table-cell>
          </table:table-row>
        </table:table-header-rows>
        <table:table-row>
          <table:table-cell table:style-name="Table2.A1" office:value-type="string">
            <text:p text:style-name="P4"><text:bookmark text:name="r-1612946"/><text:span text:style-name="Source_20_Text">&lt;link /&gt;</text:span><text:bookmark text:name="r-1612949"/></text:p>
          </table:table-cell>
          <table:table-cell table:style-name="Table2.A1" office:value-type="string">
            <text:p text:style-name="P4"><text:bookmark text:name="r-1612948"/>Liaison avec une feuille de style<text:bookmark text:name="r-1612955"/><text:bookmark text:name="r-1612952"/></text:p>
          </table:table-cell>
        </table:table-row>
        <table:table-row>
          <table:table-cell table:style-name="Table2.A1" office:value-type="string">
            <text:p text:style-name="P4"><text:bookmark text:name="r-1612951"/><text:span text:style-name="Source_20_Text">&lt;meta /&gt;</text:span><text:bookmark text:name="r-1612954"/></text:p>
          </table:table-cell>
          <table:table-cell table:style-name="Table2.A1" office:value-type="string">
            <text:p text:style-name="P4"><text:bookmark text:name="r-1612953"/>Métadonnées de la page web (charset, mots-clés, etc.)<text:bookmark text:name="r-1612960"/><text:bookmark text:name="r-1612957"/></text:p>
          </table:table-cell>
        </table:table-row>
        <table:table-row>
          <table:table-cell table:style-name="Table2.A1" office:value-type="string">
            <text:p text:style-name="P4"><text:bookmark text:name="r-1612956"/><text:span text:style-name="Source_20_Text">&lt;script&gt;</text:span><text:bookmark text:name="r-1612959"/></text:p>
          </table:table-cell>
          <table:table-cell table:style-name="Table2.A1" office:value-type="string">
            <text:p text:style-name="P4"><text:bookmark text:name="r-1612958"/>Code JavaScript<text:bookmark text:name="r-1612965"/><text:bookmark text:name="r-1612962"/></text:p>
          </table:table-cell>
        </table:table-row>
        <text:soft-page-break/>
        <table:table-row>
          <table:table-cell table:style-name="Table2.A1" office:value-type="string">
            <text:p text:style-name="P4"><text:bookmark text:name="r-1612961"/><text:span text:style-name="Source_20_Text">&lt;style&gt;</text:span><text:bookmark text:name="r-1612964"/></text:p>
          </table:table-cell>
          <table:table-cell table:style-name="Table2.A1" office:value-type="string">
            <text:p text:style-name="P4"><text:bookmark text:name="r-1612963"/>Code CSS<text:bookmark text:name="r-1612970"/><text:bookmark text:name="r-1612967"/></text:p>
          </table:table-cell>
        </table:table-row>
        <table:table-row>
          <table:table-cell table:style-name="Table2.A1" office:value-type="string">
            <text:p text:style-name="P4"><text:bookmark text:name="r-1612966"/><text:span text:style-name="Source_20_Text">&lt;title&gt;</text:span><text:bookmark text:name="r-1612969"/></text:p>
          </table:table-cell>
          <table:table-cell table:style-name="Table2.A1" office:value-type="string">
            <text:p text:style-name="P4"><text:bookmark text:name="r-1612968"/>Titre de la page</text:p>
          </table:table-cell>
        </table:table-row>
      </table:table>
      <text:p text:style-name="Standard"/>
      <text:p text:style-name="Standard"/>
      <text:p text:style-name="Standard"/>
      <text:h text:style-name="Heading_20_4" text:outline-level="4"><text:bookmark text:name="r-1613147"/>Balises de structuration du texte</text:h>
      <text:p text:style-name="P1"><text:bookmark text:name="r-1613146"/><text:bookmark text:name="r-1612979"/><text:bookmark text:name="r-1612978"/></text:p>
      <table:table table:name="Table3" table:style-name="Table3">
        <table:table-column table:style-name="Table3.A"/>
        <table:table-column table:style-name="Table3.B"/>
        <table:table-header-rows>
          <table:table-row>
            <table:table-cell table:style-name="Table3.A1" office:value-type="string">
              <text:p text:style-name="P5"><text:bookmark text:name="r-1612975"/><text:bookmark text:name="r-1612974"/>Balise<text:bookmark text:name="r-1612977"/></text:p>
            </table:table-cell>
            <table:table-cell table:style-name="Table3.A1" office:value-type="string">
              <text:p text:style-name="P5"><text:bookmark text:name="r-1612976"/>Description<text:bookmark text:name="r-1613145"/><text:bookmark text:name="r-1612984"/><text:bookmark text:name="r-1612981"/></text:p>
            </table:table-cell>
          </table:table-row>
        </table:table-header-rows>
        <table:table-row>
          <table:table-cell table:style-name="Table3.A1" office:value-type="string">
            <text:p text:style-name="P4"><text:bookmark text:name="r-1612980"/><text:span text:style-name="Source_20_Text">&lt;abbr&gt;</text:span><text:bookmark text:name="r-1612983"/></text:p>
          </table:table-cell>
          <table:table-cell table:style-name="Table3.A1" office:value-type="string">
            <text:p text:style-name="P4"><text:bookmark text:name="r-1612982"/>Abréviation<text:bookmark text:name="r-1612989"/><text:bookmark text:name="r-1612986"/></text:p>
          </table:table-cell>
        </table:table-row>
        <table:table-row>
          <table:table-cell table:style-name="Table3.A1" office:value-type="string">
            <text:p text:style-name="P4"><text:bookmark text:name="r-1612985"/><text:span text:style-name="Source_20_Text">&lt;blockquote&gt;</text:span><text:bookmark text:name="r-1612988"/></text:p>
          </table:table-cell>
          <table:table-cell table:style-name="Table3.A1" office:value-type="string">
            <text:p text:style-name="P4"><text:bookmark text:name="r-1612987"/>Citation (longue)<text:bookmark text:name="r-1612994"/><text:bookmark text:name="r-1612991"/></text:p>
          </table:table-cell>
        </table:table-row>
        <table:table-row>
          <table:table-cell table:style-name="Table3.A1" office:value-type="string">
            <text:p text:style-name="P4"><text:bookmark text:name="r-1612990"/><text:span text:style-name="Source_20_Text">&lt;cite&gt;</text:span><text:bookmark text:name="r-1612993"/></text:p>
          </table:table-cell>
          <table:table-cell table:style-name="Table3.A1" office:value-type="string">
            <text:p text:style-name="P4"><text:bookmark text:name="r-1612992"/>Citation du titre d'une œuvre ou d'un évènement<text:bookmark text:name="r-1612999"/><text:bookmark text:name="r-1612996"/></text:p>
          </table:table-cell>
        </table:table-row>
        <table:table-row>
          <table:table-cell table:style-name="Table3.A1" office:value-type="string">
            <text:p text:style-name="P4"><text:bookmark text:name="r-1612995"/><text:span text:style-name="Source_20_Text">&lt;q&gt;</text:span><text:bookmark text:name="r-1612998"/></text:p>
          </table:table-cell>
          <table:table-cell table:style-name="Table3.A1" office:value-type="string">
            <text:p text:style-name="P4"><text:bookmark text:name="r-1612997"/>Citation (courte)<text:bookmark text:name="r-1613004"/><text:bookmark text:name="r-1613001"/></text:p>
          </table:table-cell>
        </table:table-row>
        <table:table-row>
          <table:table-cell table:style-name="Table3.A1" office:value-type="string">
            <text:p text:style-name="P4"><text:bookmark text:name="r-1613000"/><text:span text:style-name="Source_20_Text">&lt;sup&gt;</text:span><text:bookmark text:name="r-1613003"/></text:p>
          </table:table-cell>
          <table:table-cell table:style-name="Table3.A1" office:value-type="string">
            <text:p text:style-name="P4"><text:bookmark text:name="r-1613002"/>Exposant<text:bookmark text:name="r-1613009"/><text:bookmark text:name="r-1613006"/></text:p>
          </table:table-cell>
        </table:table-row>
        <table:table-row>
          <table:table-cell table:style-name="Table3.A1" office:value-type="string">
            <text:p text:style-name="P4"><text:bookmark text:name="r-1613005"/><text:span text:style-name="Source_20_Text">&lt;sub&gt;</text:span><text:bookmark text:name="r-1613008"/></text:p>
          </table:table-cell>
          <table:table-cell table:style-name="Table3.A1" office:value-type="string">
            <text:p text:style-name="P4"><text:bookmark text:name="r-1613007"/>Indice<text:bookmark text:name="r-1613014"/><text:bookmark text:name="r-1613011"/></text:p>
          </table:table-cell>
        </table:table-row>
        <table:table-row>
          <table:table-cell table:style-name="Table3.A1" office:value-type="string">
            <text:p text:style-name="P4"><text:bookmark text:name="r-1613010"/><text:span text:style-name="Source_20_Text">&lt;strong&gt;</text:span><text:bookmark text:name="r-1613013"/></text:p>
          </table:table-cell>
          <table:table-cell table:style-name="Table3.A1" office:value-type="string">
            <text:p text:style-name="P4"><text:bookmark text:name="r-1613012"/>Mise en valeur forte<text:bookmark text:name="r-1613019"/><text:bookmark text:name="r-1613016"/></text:p>
          </table:table-cell>
        </table:table-row>
        <table:table-row>
          <table:table-cell table:style-name="Table3.A1" office:value-type="string">
            <text:p text:style-name="P4"><text:bookmark text:name="r-1613015"/><text:span text:style-name="Source_20_Text">&lt;em&gt;</text:span><text:bookmark text:name="r-1613018"/></text:p>
          </table:table-cell>
          <table:table-cell table:style-name="Table3.A1" office:value-type="string">
            <text:p text:style-name="P4"><text:bookmark text:name="r-1613017"/>Mise en valeur normale<text:bookmark text:name="r-1613024"/><text:bookmark text:name="r-1613021"/></text:p>
          </table:table-cell>
        </table:table-row>
        <table:table-row>
          <table:table-cell table:style-name="Table3.A1" office:value-type="string">
            <text:p text:style-name="P4"><text:bookmark text:name="r-1613020"/><text:span text:style-name="Source_20_Text">&lt;mark&gt;</text:span><text:bookmark text:name="r-1613023"/></text:p>
          </table:table-cell>
          <table:table-cell table:style-name="Table3.A1" office:value-type="string">
            <text:p text:style-name="P4"><text:bookmark text:name="r-1613022"/>Mise en valeur visuelle<text:bookmark text:name="r-1613029"/><text:bookmark text:name="r-1613026"/></text:p>
          </table:table-cell>
        </table:table-row>
        <table:table-row>
          <table:table-cell table:style-name="Table3.A1" office:value-type="string">
            <text:p text:style-name="P4"><text:bookmark text:name="r-1613025"/><text:span text:style-name="Source_20_Text">&lt;h1&gt;</text:span><text:bookmark text:name="r-1613028"/></text:p>
          </table:table-cell>
          <table:table-cell table:style-name="Table3.A1" office:value-type="string">
            <text:p text:style-name="P4"><text:bookmark text:name="r-1613027"/>Titre de niveau 1<text:bookmark text:name="r-1613034"/><text:bookmark text:name="r-1613031"/></text:p>
          </table:table-cell>
        </table:table-row>
        <table:table-row>
          <table:table-cell table:style-name="Table3.A1" office:value-type="string">
            <text:p text:style-name="P4"><text:bookmark text:name="r-1613030"/><text:span text:style-name="Source_20_Text">&lt;h2&gt;</text:span><text:bookmark text:name="r-1613033"/></text:p>
          </table:table-cell>
          <table:table-cell table:style-name="Table3.A1" office:value-type="string">
            <text:p text:style-name="P4"><text:bookmark text:name="r-1613032"/>Titre de niveau 2<text:bookmark text:name="r-1613039"/><text:bookmark text:name="r-1613036"/></text:p>
          </table:table-cell>
        </table:table-row>
        <table:table-row>
          <table:table-cell table:style-name="Table3.A1" office:value-type="string">
            <text:p text:style-name="P4"><text:bookmark text:name="r-1613035"/><text:span text:style-name="Source_20_Text">&lt;h3&gt;</text:span><text:bookmark text:name="r-1613038"/></text:p>
          </table:table-cell>
          <table:table-cell table:style-name="Table3.A1" office:value-type="string">
            <text:p text:style-name="P4"><text:bookmark text:name="r-1613037"/>Titre de niveau 3<text:bookmark text:name="r-1613044"/><text:bookmark text:name="r-1613041"/></text:p>
          </table:table-cell>
        </table:table-row>
        <table:table-row>
          <table:table-cell table:style-name="Table3.A1" office:value-type="string">
            <text:p text:style-name="P4"><text:bookmark text:name="r-1613040"/><text:span text:style-name="Source_20_Text">&lt;h4&gt;</text:span><text:bookmark text:name="r-1613043"/></text:p>
          </table:table-cell>
          <table:table-cell table:style-name="Table3.A1" office:value-type="string">
            <text:p text:style-name="P4"><text:bookmark text:name="r-1613042"/>Titre de niveau 4<text:bookmark text:name="r-1613049"/><text:bookmark text:name="r-1613046"/></text:p>
          </table:table-cell>
        </table:table-row>
        <table:table-row>
          <table:table-cell table:style-name="Table3.A1" office:value-type="string">
            <text:p text:style-name="P4"><text:bookmark text:name="r-1613045"/><text:span text:style-name="Source_20_Text">&lt;h5&gt;</text:span><text:bookmark text:name="r-1613048"/></text:p>
          </table:table-cell>
          <table:table-cell table:style-name="Table3.A1" office:value-type="string">
            <text:p text:style-name="P4"><text:bookmark text:name="r-1613047"/>Titre de niveau 5<text:bookmark text:name="r-1613054"/><text:bookmark text:name="r-1613051"/></text:p>
          </table:table-cell>
        </table:table-row>
        <table:table-row>
          <table:table-cell table:style-name="Table3.A1" office:value-type="string">
            <text:p text:style-name="P4"><text:bookmark text:name="r-1613050"/><text:span text:style-name="Source_20_Text">&lt;h6&gt;</text:span><text:bookmark text:name="r-1613053"/></text:p>
          </table:table-cell>
          <table:table-cell table:style-name="Table3.A1" office:value-type="string">
            <text:p text:style-name="P4"><text:bookmark text:name="r-1613052"/>Titre de niveau 6<text:bookmark text:name="r-1613059"/><text:bookmark text:name="r-1613056"/></text:p>
          </table:table-cell>
        </table:table-row>
        <table:table-row>
          <table:table-cell table:style-name="Table3.A1" office:value-type="string">
            <text:p text:style-name="P4"><text:bookmark text:name="r-1613055"/><text:span text:style-name="Source_20_Text">&lt;img /&gt;</text:span><text:bookmark text:name="r-1613058"/></text:p>
          </table:table-cell>
          <table:table-cell table:style-name="Table3.A1" office:value-type="string">
            <text:p text:style-name="P4"><text:bookmark text:name="r-1613057"/>Image<text:bookmark text:name="r-1613064"/><text:bookmark text:name="r-1613061"/></text:p>
          </table:table-cell>
        </table:table-row>
        <table:table-row>
          <table:table-cell table:style-name="Table3.A1" office:value-type="string">
            <text:p text:style-name="P4"><text:bookmark text:name="r-1613060"/><text:span text:style-name="Source_20_Text">&lt;figure&gt;</text:span><text:bookmark text:name="r-1613063"/></text:p>
          </table:table-cell>
          <table:table-cell table:style-name="Table3.A1" office:value-type="string">
            <text:p text:style-name="P4"><text:bookmark text:name="r-1613062"/>Figure (image, code, etc.)<text:bookmark text:name="r-1613069"/><text:bookmark text:name="r-1613066"/></text:p>
          </table:table-cell>
        </table:table-row>
        <text:soft-page-break/>
        <table:table-row>
          <table:table-cell table:style-name="Table3.A1" office:value-type="string">
            <text:p text:style-name="P4"><text:bookmark text:name="r-1613065"/><text:span text:style-name="Source_20_Text">&lt;figcaption&gt;</text:span><text:bookmark text:name="r-1613068"/></text:p>
          </table:table-cell>
          <table:table-cell table:style-name="Table3.A1" office:value-type="string">
            <text:p text:style-name="P4"><text:bookmark text:name="r-1613067"/>Description de la figure<text:bookmark text:name="r-1613074"/><text:bookmark text:name="r-1613071"/></text:p>
          </table:table-cell>
        </table:table-row>
        <table:table-row>
          <table:table-cell table:style-name="Table3.A1" office:value-type="string">
            <text:p text:style-name="P4"><text:bookmark text:name="r-1613070"/><text:span text:style-name="Source_20_Text">&lt;audio&gt;</text:span><text:bookmark text:name="r-1613073"/></text:p>
          </table:table-cell>
          <table:table-cell table:style-name="Table3.A1" office:value-type="string">
            <text:p text:style-name="P4"><text:bookmark text:name="r-1613072"/>Son<text:bookmark text:name="r-1613079"/><text:bookmark text:name="r-1613076"/></text:p>
          </table:table-cell>
        </table:table-row>
        <table:table-row>
          <table:table-cell table:style-name="Table3.A1" office:value-type="string">
            <text:p text:style-name="P4"><text:bookmark text:name="r-1613075"/><text:span text:style-name="Source_20_Text">&lt;video&gt;</text:span><text:bookmark text:name="r-1613078"/></text:p>
          </table:table-cell>
          <table:table-cell table:style-name="Table3.A1" office:value-type="string">
            <text:p text:style-name="P4"><text:bookmark text:name="r-1613077"/>Vidéo<text:bookmark text:name="r-1613084"/><text:bookmark text:name="r-1613081"/></text:p>
          </table:table-cell>
        </table:table-row>
        <table:table-row>
          <table:table-cell table:style-name="Table3.A1" office:value-type="string">
            <text:p text:style-name="P4"><text:bookmark text:name="r-1613080"/><text:span text:style-name="Source_20_Text">&lt;source&gt;</text:span><text:bookmark text:name="r-1613083"/></text:p>
          </table:table-cell>
          <table:table-cell table:style-name="Table3.A1" office:value-type="string">
            <text:p text:style-name="P4"><text:bookmark text:name="r-1613082"/>Format source pour les balises<text:span text:style-name="Source_20_Text">&lt;audio&gt;</text:span>et<text:span text:style-name="Source_20_Text">&lt;video&gt;</text:span><text:bookmark text:name="r-1613089"/><text:bookmark text:name="r-1613086"/></text:p>
          </table:table-cell>
        </table:table-row>
        <table:table-row>
          <table:table-cell table:style-name="Table3.A1" office:value-type="string">
            <text:p text:style-name="P4"><text:bookmark text:name="r-1613085"/><text:span text:style-name="Source_20_Text">&lt;a&gt;</text:span><text:bookmark text:name="r-1613088"/></text:p>
          </table:table-cell>
          <table:table-cell table:style-name="Table3.A1" office:value-type="string">
            <text:p text:style-name="P4"><text:bookmark text:name="r-1613087"/>Lien hypertexte<text:bookmark text:name="r-1613094"/><text:bookmark text:name="r-1613091"/></text:p>
          </table:table-cell>
        </table:table-row>
        <table:table-row>
          <table:table-cell table:style-name="Table3.A1" office:value-type="string">
            <text:p text:style-name="P4"><text:bookmark text:name="r-1613090"/><text:span text:style-name="Source_20_Text">&lt;br /&gt;</text:span><text:bookmark text:name="r-1613093"/></text:p>
          </table:table-cell>
          <table:table-cell table:style-name="Table3.A1" office:value-type="string">
            <text:p text:style-name="P4"><text:bookmark text:name="r-1613092"/>Retour à la ligne<text:bookmark text:name="r-1613099"/><text:bookmark text:name="r-1613096"/></text:p>
          </table:table-cell>
        </table:table-row>
        <table:table-row>
          <table:table-cell table:style-name="Table3.A1" office:value-type="string">
            <text:p text:style-name="P4"><text:bookmark text:name="r-1613095"/><text:span text:style-name="Source_20_Text">&lt;p&gt;</text:span><text:bookmark text:name="r-1613098"/></text:p>
          </table:table-cell>
          <table:table-cell table:style-name="Table3.A1" office:value-type="string">
            <text:p text:style-name="P4"><text:bookmark text:name="r-1613097"/>Paragraphe<text:bookmark text:name="r-1613104"/><text:bookmark text:name="r-1613101"/></text:p>
          </table:table-cell>
        </table:table-row>
        <table:table-row>
          <table:table-cell table:style-name="Table3.A1" office:value-type="string">
            <text:p text:style-name="P4"><text:bookmark text:name="r-1613100"/><text:span text:style-name="Source_20_Text">&lt;hr /&gt;</text:span><text:bookmark text:name="r-1613103"/></text:p>
          </table:table-cell>
          <table:table-cell table:style-name="Table3.A1" office:value-type="string">
            <text:p text:style-name="P4"><text:bookmark text:name="r-1613102"/>Ligne de séparation horizontale<text:bookmark text:name="r-1613109"/><text:bookmark text:name="r-1613106"/></text:p>
          </table:table-cell>
        </table:table-row>
        <table:table-row>
          <table:table-cell table:style-name="Table3.A1" office:value-type="string">
            <text:p text:style-name="P4"><text:bookmark text:name="r-1613105"/><text:span text:style-name="Source_20_Text">&lt;address&gt;</text:span><text:bookmark text:name="r-1613108"/></text:p>
          </table:table-cell>
          <table:table-cell table:style-name="Table3.A1" office:value-type="string">
            <text:p text:style-name="P4"><text:bookmark text:name="r-1613107"/>Adresse de contact<text:bookmark text:name="r-1613114"/><text:bookmark text:name="r-1613111"/></text:p>
          </table:table-cell>
        </table:table-row>
        <table:table-row>
          <table:table-cell table:style-name="Table3.A1" office:value-type="string">
            <text:p text:style-name="P4"><text:bookmark text:name="r-1613110"/><text:span text:style-name="Source_20_Text">&lt;del&gt;</text:span><text:bookmark text:name="r-1613113"/></text:p>
          </table:table-cell>
          <table:table-cell table:style-name="Table3.A1" office:value-type="string">
            <text:p text:style-name="P4"><text:bookmark text:name="r-1613112"/>Texte supprimé<text:bookmark text:name="r-1613119"/><text:bookmark text:name="r-1613116"/></text:p>
          </table:table-cell>
        </table:table-row>
        <table:table-row>
          <table:table-cell table:style-name="Table3.A1" office:value-type="string">
            <text:p text:style-name="P4"><text:bookmark text:name="r-1613115"/><text:span text:style-name="Source_20_Text">&lt;ins&gt;</text:span><text:bookmark text:name="r-1613118"/></text:p>
          </table:table-cell>
          <table:table-cell table:style-name="Table3.A1" office:value-type="string">
            <text:p text:style-name="P4"><text:bookmark text:name="r-1613117"/>Texte inséré<text:bookmark text:name="r-1613124"/><text:bookmark text:name="r-1613121"/></text:p>
          </table:table-cell>
        </table:table-row>
        <table:table-row>
          <table:table-cell table:style-name="Table3.A1" office:value-type="string">
            <text:p text:style-name="P4"><text:bookmark text:name="r-1613120"/><text:span text:style-name="Source_20_Text">&lt;dfn&gt;</text:span><text:bookmark text:name="r-1613123"/></text:p>
          </table:table-cell>
          <table:table-cell table:style-name="Table3.A1" office:value-type="string">
            <text:p text:style-name="P4"><text:bookmark text:name="r-1613122"/>Définition<text:bookmark text:name="r-1613129"/><text:bookmark text:name="r-1613126"/></text:p>
          </table:table-cell>
        </table:table-row>
        <table:table-row>
          <table:table-cell table:style-name="Table3.A1" office:value-type="string">
            <text:p text:style-name="P4"><text:bookmark text:name="r-1613125"/><text:span text:style-name="Source_20_Text">&lt;kbd&gt;</text:span><text:bookmark text:name="r-1613128"/></text:p>
          </table:table-cell>
          <table:table-cell table:style-name="Table3.A1" office:value-type="string">
            <text:p text:style-name="P4"><text:bookmark text:name="r-1613127"/>Saisie clavier<text:bookmark text:name="r-1613134"/><text:bookmark text:name="r-1613131"/></text:p>
          </table:table-cell>
        </table:table-row>
        <table:table-row>
          <table:table-cell table:style-name="Table3.A1" office:value-type="string">
            <text:p text:style-name="P4"><text:bookmark text:name="r-1613130"/><text:span text:style-name="Source_20_Text">&lt;pre&gt;</text:span><text:bookmark text:name="r-1613133"/></text:p>
          </table:table-cell>
          <table:table-cell table:style-name="Table3.A1" office:value-type="string">
            <text:p text:style-name="P4"><text:bookmark text:name="r-1613132"/>Affichage formaté (pour les codes sources)<text:bookmark text:name="r-1613139"/><text:bookmark text:name="r-1613136"/></text:p>
          </table:table-cell>
        </table:table-row>
        <table:table-row>
          <table:table-cell table:style-name="Table3.A1" office:value-type="string">
            <text:p text:style-name="P4"><text:bookmark text:name="r-1613135"/><text:span text:style-name="Source_20_Text">&lt;progress&gt;</text:span><text:bookmark text:name="r-1613138"/></text:p>
          </table:table-cell>
          <table:table-cell table:style-name="Table3.A1" office:value-type="string">
            <text:p text:style-name="P4"><text:bookmark text:name="r-1613137"/>Barre de progression<text:bookmark text:name="r-1613144"/><text:bookmark text:name="r-1613141"/></text:p>
          </table:table-cell>
        </table:table-row>
        <table:table-row>
          <table:table-cell table:style-name="Table3.A1" office:value-type="string">
            <text:p text:style-name="P4"><text:bookmark text:name="r-1613140"/><text:span text:style-name="Source_20_Text">&lt;time&gt;</text:span><text:bookmark text:name="r-1613143"/></text:p>
          </table:table-cell>
          <table:table-cell table:style-name="Table3.A1" office:value-type="string">
            <text:p text:style-name="P4"><text:bookmark text:name="r-1613142"/>Date ou heure</text:p>
          </table:table-cell>
        </table:table-row>
      </table:table>
      <text:p text:style-name="Standard"/>
      <text:p text:style-name="Standard"/>
      <text:p text:style-name="Standard"/>
      <text:h text:style-name="Heading_20_4" text:outline-level="4"><text:bookmark text:name="r-1613187"/>Balises de listes</text:h>
      <text:p text:style-name="Text_20_body"><text:bookmark text:name="r-1613148"/>Cette section énumère toutes les balises HTML permettant de créer des listes (listes à puces, listes numérotées, listes de définitions…)</text:p>
      <text:p text:style-name="P1"><text:bookmark text:name="r-1613186"/><text:bookmark text:name="r-1613154"/><text:bookmark text:name="r-1613153"/></text:p>
      <table:table table:name="Table4" table:style-name="Table4">
        <table:table-column table:style-name="Table4.A"/>
        <table:table-column table:style-name="Table4.B"/>
        <table:table-header-rows>
          <table:table-row>
            <table:table-cell table:style-name="Table4.A1" office:value-type="string">
              <text:p text:style-name="P5"><text:bookmark text:name="r-1613150"/><text:bookmark text:name="r-1613149"/>Balise<text:bookmark text:name="r-1613152"/></text:p>
            </table:table-cell>
            <table:table-cell table:style-name="Table4.A1" office:value-type="string">
              <text:p text:style-name="P5"><text:bookmark text:name="r-1613151"/>Description<text:bookmark text:name="r-1613185"/><text:bookmark text:name="r-1613159"/><text:bookmark text:name="r-1613156"/></text:p>
            </table:table-cell>
          </table:table-row>
        </table:table-header-rows>
        <table:table-row>
          <table:table-cell table:style-name="Table4.A1" office:value-type="string">
            <text:p text:style-name="P4"><text:bookmark text:name="r-1613155"/><text:span text:style-name="Source_20_Text">&lt;ul&gt;</text:span><text:bookmark text:name="r-1613158"/></text:p>
          </table:table-cell>
          <table:table-cell table:style-name="Table4.A1" office:value-type="string">
            <text:p text:style-name="P4"><text:bookmark text:name="r-1613157"/>Liste à puces, non numérotée<text:bookmark text:name="r-1613164"/><text:bookmark text:name="r-1613161"/></text:p>
          </table:table-cell>
        </table:table-row>
        <table:table-row>
          <table:table-cell table:style-name="Table4.A1" office:value-type="string">
            <text:p text:style-name="P4"><text:bookmark text:name="r-1613160"/><text:span text:style-name="Source_20_Text">&lt;ol&gt;</text:span><text:bookmark text:name="r-1613163"/></text:p>
          </table:table-cell>
          <table:table-cell table:style-name="Table4.A1" office:value-type="string">
            <text:p text:style-name="P4"><text:bookmark text:name="r-1613162"/>Liste numérotée<text:bookmark text:name="r-1613169"/><text:bookmark text:name="r-1613166"/></text:p>
          </table:table-cell>
        </table:table-row>
        <text:soft-page-break/>
        <table:table-row>
          <table:table-cell table:style-name="Table4.A1" office:value-type="string">
            <text:p text:style-name="P4"><text:bookmark text:name="r-1613165"/><text:span text:style-name="Source_20_Text">&lt;li&gt;</text:span><text:bookmark text:name="r-1613168"/></text:p>
          </table:table-cell>
          <table:table-cell table:style-name="Table4.A1" office:value-type="string">
            <text:p text:style-name="P4"><text:bookmark text:name="r-1613167"/>Élément de la liste à puces<text:bookmark text:name="r-1613174"/><text:bookmark text:name="r-1613171"/></text:p>
          </table:table-cell>
        </table:table-row>
        <table:table-row>
          <table:table-cell table:style-name="Table4.A1" office:value-type="string">
            <text:p text:style-name="P4"><text:bookmark text:name="r-1613170"/><text:span text:style-name="Source_20_Text">&lt;dl&gt;</text:span><text:bookmark text:name="r-1613173"/></text:p>
          </table:table-cell>
          <table:table-cell table:style-name="Table4.A1" office:value-type="string">
            <text:p text:style-name="P4"><text:bookmark text:name="r-1613172"/>Liste de définitions<text:bookmark text:name="r-1613179"/><text:bookmark text:name="r-1613176"/></text:p>
          </table:table-cell>
        </table:table-row>
        <table:table-row>
          <table:table-cell table:style-name="Table4.A1" office:value-type="string">
            <text:p text:style-name="P4"><text:bookmark text:name="r-1613175"/><text:span text:style-name="Source_20_Text">&lt;dt&gt;</text:span><text:bookmark text:name="r-1613178"/></text:p>
          </table:table-cell>
          <table:table-cell table:style-name="Table4.A1" office:value-type="string">
            <text:p text:style-name="P4"><text:bookmark text:name="r-1613177"/>Terme à définir<text:bookmark text:name="r-1613184"/><text:bookmark text:name="r-1613181"/></text:p>
          </table:table-cell>
        </table:table-row>
        <table:table-row>
          <table:table-cell table:style-name="Table4.A1" office:value-type="string">
            <text:p text:style-name="P4"><text:bookmark text:name="r-1613180"/><text:span text:style-name="Source_20_Text">&lt;dd&gt;</text:span><text:bookmark text:name="r-1613183"/></text:p>
          </table:table-cell>
          <table:table-cell table:style-name="Table4.A1" office:value-type="string">
            <text:p text:style-name="P4"><text:bookmark text:name="r-1613182"/>Définition du terme</text:p>
          </table:table-cell>
        </table:table-row>
      </table:table>
      <text:h text:style-name="Heading_20_4" text:outline-level="4"/>
      <text:h text:style-name="Heading_20_4" text:outline-level="4"><text:bookmark text:name="r-1613236"/>Balises de tableau</text:h>
      <text:p text:style-name="P1"><text:bookmark text:name="r-1613235"/><text:bookmark text:name="r-1613193"/><text:bookmark text:name="r-1613192"/></text:p>
      <table:table table:name="Table5" table:style-name="Table5">
        <table:table-column table:style-name="Table5.A"/>
        <table:table-column table:style-name="Table5.B"/>
        <table:table-header-rows>
          <table:table-row>
            <table:table-cell table:style-name="Table5.A1" office:value-type="string">
              <text:p text:style-name="P5"><text:bookmark text:name="r-1613189"/><text:bookmark text:name="r-1613188"/>Balise<text:bookmark text:name="r-1613191"/></text:p>
            </table:table-cell>
            <table:table-cell table:style-name="Table5.A1" office:value-type="string">
              <text:p text:style-name="P5"><text:bookmark text:name="r-1613190"/>Description<text:bookmark text:name="r-1613234"/><text:bookmark text:name="r-1613198"/><text:bookmark text:name="r-1613195"/></text:p>
            </table:table-cell>
          </table:table-row>
        </table:table-header-rows>
        <table:table-row>
          <table:table-cell table:style-name="Table5.A1" office:value-type="string">
            <text:p text:style-name="P4"><text:bookmark text:name="r-1613194"/><text:span text:style-name="Source_20_Text">&lt;table&gt;</text:span><text:bookmark text:name="r-1613197"/></text:p>
          </table:table-cell>
          <table:table-cell table:style-name="Table5.A1" office:value-type="string">
            <text:p text:style-name="P4"><text:bookmark text:name="r-1613196"/>Tableau<text:bookmark text:name="r-1613203"/><text:bookmark text:name="r-1613200"/></text:p>
          </table:table-cell>
        </table:table-row>
        <table:table-row>
          <table:table-cell table:style-name="Table5.A1" office:value-type="string">
            <text:p text:style-name="P4"><text:bookmark text:name="r-1613199"/><text:span text:style-name="Source_20_Text">&lt;caption&gt;</text:span><text:bookmark text:name="r-1613202"/></text:p>
          </table:table-cell>
          <table:table-cell table:style-name="Table5.A1" office:value-type="string">
            <text:p text:style-name="P4"><text:bookmark text:name="r-1613201"/>Titre du tableau<text:bookmark text:name="r-1613208"/><text:bookmark text:name="r-1613205"/></text:p>
          </table:table-cell>
        </table:table-row>
        <table:table-row>
          <table:table-cell table:style-name="Table5.A1" office:value-type="string">
            <text:p text:style-name="P4"><text:bookmark text:name="r-1613204"/><text:span text:style-name="Source_20_Text">&lt;tr&gt;</text:span><text:bookmark text:name="r-1613207"/></text:p>
          </table:table-cell>
          <table:table-cell table:style-name="Table5.A1" office:value-type="string">
            <text:p text:style-name="P4"><text:bookmark text:name="r-1613206"/>Ligne de tableau<text:bookmark text:name="r-1613213"/><text:bookmark text:name="r-1613210"/></text:p>
          </table:table-cell>
        </table:table-row>
        <table:table-row>
          <table:table-cell table:style-name="Table5.A1" office:value-type="string">
            <text:p text:style-name="P4"><text:bookmark text:name="r-1613209"/><text:span text:style-name="Source_20_Text">&lt;th&gt;</text:span><text:bookmark text:name="r-1613212"/></text:p>
          </table:table-cell>
          <table:table-cell table:style-name="Table5.A1" office:value-type="string">
            <text:p text:style-name="P4"><text:bookmark text:name="r-1613211"/>Cellule d'en-tête<text:bookmark text:name="r-1613218"/><text:bookmark text:name="r-1613215"/></text:p>
          </table:table-cell>
        </table:table-row>
        <table:table-row>
          <table:table-cell table:style-name="Table5.A1" office:value-type="string">
            <text:p text:style-name="P4"><text:bookmark text:name="r-1613214"/><text:span text:style-name="Source_20_Text">&lt;td&gt;</text:span><text:bookmark text:name="r-1613217"/></text:p>
          </table:table-cell>
          <table:table-cell table:style-name="Table5.A1" office:value-type="string">
            <text:p text:style-name="P4"><text:bookmark text:name="r-1613216"/>Cellule<text:bookmark text:name="r-1613223"/><text:bookmark text:name="r-1613220"/></text:p>
          </table:table-cell>
        </table:table-row>
        <table:table-row>
          <table:table-cell table:style-name="Table5.A1" office:value-type="string">
            <text:p text:style-name="P4"><text:bookmark text:name="r-1613219"/><text:span text:style-name="Source_20_Text">&lt;thead&gt;</text:span><text:bookmark text:name="r-1613222"/></text:p>
          </table:table-cell>
          <table:table-cell table:style-name="Table5.A1" office:value-type="string">
            <text:p text:style-name="P4"><text:bookmark text:name="r-1613221"/>Section de l'en-tête du tableau<text:bookmark text:name="r-1613228"/><text:bookmark text:name="r-1613225"/></text:p>
          </table:table-cell>
        </table:table-row>
        <table:table-row>
          <table:table-cell table:style-name="Table5.A1" office:value-type="string">
            <text:p text:style-name="P4"><text:bookmark text:name="r-1613224"/><text:span text:style-name="Source_20_Text">&lt;tbody&gt;</text:span><text:bookmark text:name="r-1613227"/></text:p>
          </table:table-cell>
          <table:table-cell table:style-name="Table5.A1" office:value-type="string">
            <text:p text:style-name="P4"><text:bookmark text:name="r-1613226"/>Section du corps du tableau<text:bookmark text:name="r-1613233"/><text:bookmark text:name="r-1613230"/></text:p>
          </table:table-cell>
        </table:table-row>
        <table:table-row>
          <table:table-cell table:style-name="Table5.A1" office:value-type="string">
            <text:p text:style-name="P4"><text:bookmark text:name="r-1613229"/><text:span text:style-name="Source_20_Text">&lt;tfoot&gt;</text:span><text:bookmark text:name="r-1613232"/></text:p>
          </table:table-cell>
          <table:table-cell table:style-name="Table5.A1" office:value-type="string">
            <text:p text:style-name="P4"><text:bookmark text:name="r-1613231"/>Section du pied du tableau</text:p>
          </table:table-cell>
        </table:table-row>
      </table:table>
      <text:h text:style-name="Heading_20_4" text:outline-level="4"/>
      <text:h text:style-name="Heading_20_4" text:outline-level="4"><text:bookmark text:name="r-1613290"/>Balises de formulaire</text:h>
      <text:p text:style-name="P1"><text:bookmark text:name="r-1613289"/><text:bookmark text:name="r-1613242"/><text:bookmark text:name="r-1613241"/></text:p>
      <table:table table:name="Table6" table:style-name="Table6">
        <table:table-column table:style-name="Table6.A"/>
        <table:table-column table:style-name="Table6.B"/>
        <table:table-header-rows>
          <table:table-row>
            <table:table-cell table:style-name="Table6.A1" office:value-type="string">
              <text:p text:style-name="P5"><text:bookmark text:name="r-1613238"/><text:bookmark text:name="r-1613237"/>Balise<text:bookmark text:name="r-1613240"/></text:p>
            </table:table-cell>
            <table:table-cell table:style-name="Table6.A1" office:value-type="string">
              <text:p text:style-name="P5"><text:bookmark text:name="r-1613239"/>Description<text:bookmark text:name="r-1613288"/><text:bookmark text:name="r-1613247"/><text:bookmark text:name="r-1613244"/></text:p>
            </table:table-cell>
          </table:table-row>
        </table:table-header-rows>
        <table:table-row>
          <table:table-cell table:style-name="Table6.A1" office:value-type="string">
            <text:p text:style-name="P4"><text:bookmark text:name="r-1613243"/><text:span text:style-name="Source_20_Text">&lt;form&gt;</text:span><text:bookmark text:name="r-1613246"/></text:p>
          </table:table-cell>
          <table:table-cell table:style-name="Table6.A1" office:value-type="string">
            <text:p text:style-name="P4"><text:bookmark text:name="r-1613245"/>Formulaire<text:bookmark text:name="r-1613252"/><text:bookmark text:name="r-1613249"/></text:p>
          </table:table-cell>
        </table:table-row>
        <table:table-row>
          <table:table-cell table:style-name="Table6.A1" office:value-type="string">
            <text:p text:style-name="P4"><text:bookmark text:name="r-1613248"/><text:span text:style-name="Source_20_Text">&lt;fieldset&gt;</text:span><text:bookmark text:name="r-1613251"/></text:p>
          </table:table-cell>
          <table:table-cell table:style-name="Table6.A1" office:value-type="string">
            <text:p text:style-name="P4"><text:bookmark text:name="r-1613250"/>Groupe de champs<text:bookmark text:name="r-1613257"/><text:bookmark text:name="r-1613254"/></text:p>
          </table:table-cell>
        </table:table-row>
        <table:table-row>
          <table:table-cell table:style-name="Table6.A1" office:value-type="string">
            <text:p text:style-name="P4"><text:bookmark text:name="r-1613253"/><text:span text:style-name="Source_20_Text">&lt;legend&gt;</text:span><text:bookmark text:name="r-1613256"/></text:p>
          </table:table-cell>
          <table:table-cell table:style-name="Table6.A1" office:value-type="string">
            <text:p text:style-name="P4"><text:bookmark text:name="r-1613255"/>Titre d'un groupe de champs<text:bookmark text:name="r-1613262"/><text:bookmark text:name="r-1613259"/></text:p>
          </table:table-cell>
        </table:table-row>
        <table:table-row>
          <table:table-cell table:style-name="Table6.A1" office:value-type="string">
            <text:p text:style-name="P4"><text:bookmark text:name="r-1613258"/><text:span text:style-name="Source_20_Text">&lt;label&gt;</text:span><text:bookmark text:name="r-1613261"/></text:p>
          </table:table-cell>
          <table:table-cell table:style-name="Table6.A1" office:value-type="string">
            <text:p text:style-name="P4"><text:bookmark text:name="r-1613260"/>Libellé d'un champ<text:bookmark text:name="r-1613267"/><text:bookmark text:name="r-1613264"/></text:p>
          </table:table-cell>
        </table:table-row>
        <table:table-row>
          <table:table-cell table:style-name="Table6.A1" office:value-type="string">
            <text:p text:style-name="P4"><text:bookmark text:name="r-1613263"/><text:span text:style-name="Source_20_Text">&lt;input /&gt;</text:span><text:bookmark text:name="r-1613266"/></text:p>
          </table:table-cell>
          <table:table-cell table:style-name="Table6.A1" office:value-type="string">
            <text:p text:style-name="P4"><text:bookmark text:name="r-1613265"/>Champ de formulaire (texte, mot de passe, case à cocher, bouton, etc.)<text:bookmark text:name="r-1613272"/><text:bookmark text:name="r-1613269"/></text:p>
          </table:table-cell>
        </table:table-row>
        <text:soft-page-break/>
        <table:table-row>
          <table:table-cell table:style-name="Table6.A1" office:value-type="string">
            <text:p text:style-name="P4"><text:bookmark text:name="r-1613268"/><text:span text:style-name="Source_20_Text">&lt;textarea&gt;</text:span><text:bookmark text:name="r-1613271"/></text:p>
          </table:table-cell>
          <table:table-cell table:style-name="Table6.A1" office:value-type="string">
            <text:p text:style-name="P4"><text:bookmark text:name="r-1613270"/>Zone de saisie multiligne<text:bookmark text:name="r-1613277"/><text:bookmark text:name="r-1613274"/></text:p>
          </table:table-cell>
        </table:table-row>
        <table:table-row>
          <table:table-cell table:style-name="Table6.A1" office:value-type="string">
            <text:p text:style-name="P4"><text:bookmark text:name="r-1613273"/><text:span text:style-name="Source_20_Text">&lt;select&gt;</text:span><text:bookmark text:name="r-1613276"/></text:p>
          </table:table-cell>
          <table:table-cell table:style-name="Table6.A1" office:value-type="string">
            <text:p text:style-name="P4"><text:bookmark text:name="r-1613275"/>Liste déroulante<text:bookmark text:name="r-1613282"/><text:bookmark text:name="r-1613279"/></text:p>
          </table:table-cell>
        </table:table-row>
        <table:table-row>
          <table:table-cell table:style-name="Table6.A1" office:value-type="string">
            <text:p text:style-name="P4"><text:bookmark text:name="r-1613278"/><text:span text:style-name="Source_20_Text">&lt;option&gt;</text:span><text:bookmark text:name="r-1613281"/></text:p>
          </table:table-cell>
          <table:table-cell table:style-name="Table6.A1" office:value-type="string">
            <text:p text:style-name="P4"><text:bookmark text:name="r-1613280"/>Élément d'une liste déroulante<text:bookmark text:name="r-1613287"/><text:bookmark text:name="r-1613284"/></text:p>
          </table:table-cell>
        </table:table-row>
        <table:table-row>
          <table:table-cell table:style-name="Table6.A1" office:value-type="string">
            <text:p text:style-name="P4"><text:bookmark text:name="r-1613283"/><text:span text:style-name="Source_20_Text">&lt;optgroup&gt;</text:span><text:bookmark text:name="r-1613286"/></text:p>
          </table:table-cell>
          <table:table-cell table:style-name="Table6.A1" office:value-type="string">
            <text:p text:style-name="P4"><text:bookmark text:name="r-1613285"/>Groupe d'éléments d'une liste déroulante</text:p>
          </table:table-cell>
        </table:table-row>
      </table:table>
      <text:h text:style-name="Heading_20_4" text:outline-level="4"/>
      <text:h text:style-name="Heading_20_4" text:outline-level="4"><text:bookmark text:name="r-1613330"/>Balises sectionnantes</text:h>
      <text:p text:style-name="Text_20_body"><text:bookmark text:name="r-1613291"/>Ces balises permettent de construire le squelette de notre site web.</text:p>
      <text:p text:style-name="P1"><text:bookmark text:name="r-1613329"/><text:bookmark text:name="r-1613297"/><text:bookmark text:name="r-1613296"/></text:p>
      <table:table table:name="Table7" table:style-name="Table7">
        <table:table-column table:style-name="Table7.A"/>
        <table:table-column table:style-name="Table7.B"/>
        <table:table-header-rows>
          <table:table-row>
            <table:table-cell table:style-name="Table7.A1" office:value-type="string">
              <text:p text:style-name="P5"><text:bookmark text:name="r-1613293"/><text:bookmark text:name="r-1613292"/>Balise<text:bookmark text:name="r-1613295"/></text:p>
            </table:table-cell>
            <table:table-cell table:style-name="Table7.A1" office:value-type="string">
              <text:p text:style-name="P5"><text:bookmark text:name="r-1613294"/>Description<text:bookmark text:name="r-1613328"/><text:bookmark text:name="r-1613302"/><text:bookmark text:name="r-1613299"/></text:p>
            </table:table-cell>
          </table:table-row>
        </table:table-header-rows>
        <table:table-row>
          <table:table-cell table:style-name="Table7.A1" office:value-type="string">
            <text:p text:style-name="P4"><text:bookmark text:name="r-1613298"/><text:span text:style-name="Source_20_Text">&lt;header&gt;</text:span><text:bookmark text:name="r-1613301"/></text:p>
          </table:table-cell>
          <table:table-cell table:style-name="Table7.A1" office:value-type="string">
            <text:p text:style-name="P4"><text:bookmark text:name="r-1613300"/>En-tête<text:bookmark text:name="r-1613307"/><text:bookmark text:name="r-1613304"/></text:p>
          </table:table-cell>
        </table:table-row>
        <table:table-row>
          <table:table-cell table:style-name="Table7.A1" office:value-type="string">
            <text:p text:style-name="P4"><text:bookmark text:name="r-1613303"/><text:span text:style-name="Source_20_Text">&lt;nav&gt;</text:span><text:bookmark text:name="r-1613306"/></text:p>
          </table:table-cell>
          <table:table-cell table:style-name="Table7.A1" office:value-type="string">
            <text:p text:style-name="P4"><text:bookmark text:name="r-1613305"/>Liens principaux de navigation<text:bookmark text:name="r-1613312"/><text:bookmark text:name="r-1613309"/></text:p>
          </table:table-cell>
        </table:table-row>
        <table:table-row>
          <table:table-cell table:style-name="Table7.A1" office:value-type="string">
            <text:p text:style-name="P4"><text:bookmark text:name="r-1613308"/><text:span text:style-name="Source_20_Text">&lt;footer&gt;</text:span><text:bookmark text:name="r-1613311"/></text:p>
          </table:table-cell>
          <table:table-cell table:style-name="Table7.A1" office:value-type="string">
            <text:p text:style-name="P4"><text:bookmark text:name="r-1613310"/>Pied de page<text:bookmark text:name="r-1613317"/><text:bookmark text:name="r-1613314"/></text:p>
          </table:table-cell>
        </table:table-row>
        <table:table-row>
          <table:table-cell table:style-name="Table7.A1" office:value-type="string">
            <text:p text:style-name="P4"><text:bookmark text:name="r-1613313"/><text:span text:style-name="Source_20_Text">&lt;section&gt;</text:span><text:bookmark text:name="r-1613316"/></text:p>
          </table:table-cell>
          <table:table-cell table:style-name="Table7.A1" office:value-type="string">
            <text:p text:style-name="P4"><text:bookmark text:name="r-1613315"/>Section de page<text:bookmark text:name="r-1613322"/><text:bookmark text:name="r-1613319"/></text:p>
          </table:table-cell>
        </table:table-row>
        <table:table-row>
          <table:table-cell table:style-name="Table7.A1" office:value-type="string">
            <text:p text:style-name="P4"><text:bookmark text:name="r-1613318"/><text:span text:style-name="Source_20_Text">&lt;article&gt;</text:span><text:bookmark text:name="r-1613321"/></text:p>
          </table:table-cell>
          <table:table-cell table:style-name="Table7.A1" office:value-type="string">
            <text:p text:style-name="P4"><text:bookmark text:name="r-1613320"/>Article (contenu autonome)<text:bookmark text:name="r-1613327"/><text:bookmark text:name="r-1613324"/></text:p>
          </table:table-cell>
        </table:table-row>
        <table:table-row>
          <table:table-cell table:style-name="Table7.A1" office:value-type="string">
            <text:p text:style-name="P4"><text:bookmark text:name="r-1613323"/><text:span text:style-name="Source_20_Text">&lt;aside&gt;</text:span><text:bookmark text:name="r-1613326"/></text:p>
          </table:table-cell>
          <table:table-cell table:style-name="Table7.A1" office:value-type="string">
            <text:p text:style-name="P4"><text:bookmark text:name="r-1613325"/>Informations complémentaires</text:p>
          </table:table-cell>
        </table:table-row>
      </table:table>
      <text:h text:style-name="Heading_20_4" text:outline-level="4"/>
      <text:h text:style-name="Heading_20_4" text:outline-level="4"><text:bookmark text:name="r-1613361"/>Balises génériques</text:h>
      <text:p text:style-name="Text_20_body"><text:bookmark text:name="r-1613331"/>Les balises génériques sont des balises qui n'ont pas de sens sémantique.</text:p>
      <text:p text:style-name="Text_20_body"><text:bookmark text:name="r-1613332"/>En effet, toutes les autres balises HTML ont un <text:span text:style-name="Emphasis">sens</text:span> :<text:span text:style-name="Source_20_Text">&lt;p&gt;</text:span>signifie « Paragraphe »,<text:span text:style-name="Source_20_Text">&lt;h2&gt;</text:span>signifie « Sous-titre », etc.<text:line-break/>Parfois, on a besoin d'utiliser des balises génériques (aussi appelées <text:span text:style-name="Strong_20_Emphasis">balises universelles</text:span>) car aucune des autres balises ne convient. On utilise le plus souvent des balises génériques pour construire son design.</text:p>
      <text:p text:style-name="Text_20_body"><text:bookmark text:name="r-1613333"/>Il y a deux balises génériques : l'une est inline, l'autre est block.</text:p>
      <text:p text:style-name="P1"><text:bookmark text:name="r-1613351"/><text:bookmark text:name="r-1613339"/><text:bookmark text:name="r-1613338"/></text:p>
      <table:table table:name="Table8" table:style-name="Table8">
        <table:table-column table:style-name="Table8.A"/>
        <table:table-column table:style-name="Table8.B"/>
        <table:table-header-rows>
          <table:table-row>
            <table:table-cell table:style-name="Table8.A1" office:value-type="string">
              <text:p text:style-name="P5"><text:bookmark text:name="r-1613335"/><text:bookmark text:name="r-1613334"/>Balise<text:bookmark text:name="r-1613337"/></text:p>
            </table:table-cell>
            <table:table-cell table:style-name="Table8.A1" office:value-type="string">
              <text:p text:style-name="P5"><text:bookmark text:name="r-1613336"/>Description<text:bookmark text:name="r-1613350"/><text:bookmark text:name="r-1613344"/><text:bookmark text:name="r-1613341"/></text:p>
            </table:table-cell>
          </table:table-row>
        </table:table-header-rows>
        <table:table-row>
          <table:table-cell table:style-name="Table8.A1" office:value-type="string">
            <text:p text:style-name="P4"><text:bookmark text:name="r-1613340"/><text:span text:style-name="Source_20_Text">&lt;span&gt;</text:span><text:bookmark text:name="r-1613343"/></text:p>
          </table:table-cell>
          <table:table-cell table:style-name="Table8.A1" office:value-type="string">
            <text:p text:style-name="P4"><text:bookmark text:name="r-1613342"/>Balise générique de type inline<text:bookmark text:name="r-1613349"/><text:bookmark text:name="r-1613346"/></text:p>
          </table:table-cell>
        </table:table-row>
        <table:table-row>
          <table:table-cell table:style-name="Table8.A1" office:value-type="string">
            <text:p text:style-name="P4"><text:bookmark text:name="r-1613345"/><text:span text:style-name="Source_20_Text">&lt;div&gt;</text:span><text:bookmark text:name="r-1613348"/></text:p>
          </table:table-cell>
          <table:table-cell table:style-name="Table8.A1" office:value-type="string">
            <text:p text:style-name="P4"><text:bookmark text:name="r-1613347"/>Balise générique de type block</text:p>
          </table:table-cell>
        </table:table-row>
      </table:table>
      <text:p text:style-name="Text_20_body"><text:soft-page-break/></text:p>
      <text:p text:style-name="Text_20_body"><text:bookmark text:name="r-1613352"/>Ces balises ont un intérêt uniquement si vous leur associez un attribut<text:span text:style-name="Source_20_Text">class</text:span>,<text:span text:style-name="Source_20_Text">id</text:span>ou<text:span text:style-name="Source_20_Text">style</text:span>:</text:p>
      <text:list xml:id="list2846955356" text:style-name="L1">
        <text:list-item>
          <text:p text:style-name="P2"><text:bookmark text:name="r-1613359"/><text:bookmark text:name="r-1613354"/><text:bookmark text:name="r-1613353"/><text:span text:style-name="Strong_20_Emphasis"><text:span text:style-name="Source_20_Text">class</text:span></text:span>: indique le nom de la classe CSS à utiliser.</text:p>
        </text:list-item>
        <text:list-item>
          <text:p text:style-name="P2"><text:bookmark text:name="r-1613356"/><text:bookmark text:name="r-1613355"/><text:span text:style-name="Strong_20_Emphasis"><text:span text:style-name="Source_20_Text">id</text:span></text:span>: donne un nom à la balise. Ce nom doit être unique sur toute la page car il permet d'identifier la balise. Vous pouvez vous servir de l'ID pour de nombreuses choses, par exemple pour créer un lien vers une ancre, pour un style CSS de type ID, pour des manipulations en JavaScript, etc.</text:p>
        </text:list-item>
        <text:list-item>
          <text:p text:style-name="P2"><text:bookmark text:name="r-1613358"/><text:bookmark text:name="r-1613357"/><text:span text:style-name="Strong_20_Emphasis"><text:span text:style-name="Source_20_Text">style</text:span></text:span>: cet attribut vous permet d'indiquer directement le code CSS à appliquer. Vous n'êtes donc pas obligés d'avoir une feuille de style à part, vous pouvez mettre directement les attributs CSS. Notez qu'il est préférable de ne pas utiliser cet attribut et de passer à la place par une feuille de style externe, car cela rend votre site plus facile à mettre à jour par la suit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0:07:45.065385024</meta:creation-date>
    <dc:date>2019-01-22T10:15:42.933909875</dc:date>
    <meta:editing-duration>PT7M58S</meta:editing-duration>
    <meta:editing-cycles>1</meta:editing-cycles>
    <meta:document-statistic meta:table-count="8" meta:image-count="0" meta:object-count="0" meta:page-count="6" meta:paragraph-count="188" meta:word-count="640" meta:character-count="3957" meta:non-whitespace-character-count="3471"/>
    <meta:generator>LibreOffice/6.0.7.3$Linux_X86_64 LibreOffice_project/00m0$Build-3</meta:generator>
  </office:meta>
</office:document-meta>
</file>